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9.5513">
            <text:p>89.5513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91.7892">
            <text:p>91.789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3.769">
            <text:p>93.769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93.7321">
            <text:p>93.732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92.708">
            <text:p>92.708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95.321">
            <text:p>95.3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3.4895">
            <text:p>93.4895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93.7854">
            <text:p>93.7854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3.765">
            <text:p>93.765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93.5752">
            <text:p>93.575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6.6769">
            <text:p>96.6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2.9115">
            <text:p>92.911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0621">
            <text:p>95.0621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93.7211">
            <text:p>93.7211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92.3306">
            <text:p>92.330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3.6985">
            <text:p>93.6985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94.9353">
            <text:p>94.935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.6252">
            <text:p>92.625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3.8652">
            <text:p>93.8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3.1483">
            <text:p>93.148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.4555">
            <text:p>93.455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93.5745">
            <text:p>93.5745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92.795">
            <text:p>92.79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.4653">
            <text:p>93.4653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93.4854">
            <text:p>93.4854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93.4143">
            <text:p>93.4143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92.7583">
            <text:p>92.7583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4.3846">
            <text:p>94.384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3.8761">
            <text:p>93.8761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92.6152">
            <text:p>92.615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3.6295">
            <text:p>93.629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92.7348">
            <text:p>92.734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4.0739">
            <text:p>94.073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94.828">
            <text:p>94.82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93.6621">
            <text:p>93.662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94.458">
            <text:p>94.458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93.6532">
            <text:p>93.6532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93.3217">
            <text:p>93.321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4.4572">
            <text:p>94.457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5.59">
            <text:p>95.5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.765">
            <text:p>92.765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93.3177">
            <text:p>93.3177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93.1749">
            <text:p>93.174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2.0322">
            <text:p>92.032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3.4567">
            <text:p>93.456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3.929">
            <text:p>93.929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.2552">
            <text:p>93.2552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93.986">
            <text:p>93.986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.1747">
            <text:p>93.174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3.4316">
            <text:p>93.431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.323">
            <text:p>93.323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92.8898">
            <text:p>92.8898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91.9067">
            <text:p>91.906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2.4519">
            <text:p>92.4519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92.9315">
            <text:p>92.931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1.6615">
            <text:p>91.661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3.3079">
            <text:p>93.3079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93.3558">
            <text:p>93.355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2.7624">
            <text:p>92.7624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92.8125">
            <text:p>92.81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.7778">
            <text:p>92.7778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92.6222">
            <text:p>92.622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1.7961">
            <text:p>91.796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3.8542">
            <text:p>93.854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3.6338">
            <text:p>93.63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.0669">
            <text:p>93.0669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93.1224">
            <text:p>93.1224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3.5378">
            <text:p>93.537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2.7863">
            <text:p>92.7863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92.7738">
            <text:p>92.7738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93.1623">
            <text:p>93.162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.7141">
            <text:p>92.714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92.8239">
            <text:p>92.8239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93.7143">
            <text:p>93.71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.9836">
            <text:p>92.9836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92.8672">
            <text:p>92.867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.8681">
            <text:p>92.8681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92.7809">
            <text:p>92.780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3.4385">
            <text:p>93.438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93.4296">
            <text:p>93.429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2.8285">
            <text:p>92.8285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94.0742">
            <text:p>94.07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3.2165">
            <text:p>93.216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4.0633">
            <text:p>94.0633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93.1458">
            <text:p>93.1458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93.5599">
            <text:p>93.559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4.722">
            <text:p>94.72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3.566">
            <text:p>93.56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.8105">
            <text:p>92.8105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93.2974">
            <text:p>93.297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3.6667">
            <text:p>93.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.0257">
            <text:p>93.025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3.0107">
            <text:p>93.0107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93.2527">
            <text:p>93.252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3.1116">
            <text:p>93.1116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92.4459">
            <text:p>92.445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2.7883">
            <text:p>92.7883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93.1288">
            <text:p>93.128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2.7697">
            <text:p>92.769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3.1471">
            <text:p>93.1471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92.931">
            <text:p>92.931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93.2415">
            <text:p>93.241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3.1628">
            <text:p>93.162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2.3959">
            <text:p>92.395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93.3326">
            <text:p>93.33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92.7182">
            <text:p>92.7182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92.8466">
            <text:p>92.846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95.4333">
            <text:p>95.433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3.2264">
            <text:p>93.226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92.7309">
            <text:p>92.7309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95.9526">
            <text:p>95.9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3.2603">
            <text:p>93.2603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92.8175">
            <text:p>92.8175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92.9123">
            <text:p>92.912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8109">
            <text:p>92.810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2.6534">
            <text:p>92.6534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92.9346">
            <text:p>92.9346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93.6566">
            <text:p>93.656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93.1285">
            <text:p>93.1285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94.1922">
            <text:p>94.192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3.2252">
            <text:p>93.2252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93.2985">
            <text:p>93.2985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92.9943">
            <text:p>92.994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93.1772">
            <text:p>93.177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90.9879">
            <text:p>90.987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4.0941">
            <text:p>94.094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.8062">
            <text:p>91.806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2.6175">
            <text:p>92.6175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93.7683">
            <text:p>93.768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3.555">
            <text:p>93.55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3.301">
            <text:p>93.301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93.1954">
            <text:p>93.1954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.9951">
            <text:p>92.995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3.2826">
            <text:p>93.2826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93.6328">
            <text:p>93.632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.3083">
            <text:p>93.3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9">
            <text:p>94.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2.1846">
            <text:p>92.18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.0294">
            <text:p>92.029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3.3176">
            <text:p>93.317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2.512">
            <text:p>92.512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92.9193">
            <text:p>92.9193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93.3241">
            <text:p>93.324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3.2031">
            <text:p>93.203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2.513">
            <text:p>92.513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93.064">
            <text:p>93.064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93.0457">
            <text:p>93.0457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2.8811">
            <text:p>92.8811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92.7672">
            <text:p>92.7672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91.4265">
            <text:p>91.426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.1349">
            <text:p>93.134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2.3774">
            <text:p>92.377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96.3531">
            <text:p>96.3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3.4286">
            <text:p>93.4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.8072">
            <text:p>92.8072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92.9887">
            <text:p>92.988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2.7808">
            <text:p>92.7808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92.4936">
            <text:p>92.493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3.0549">
            <text:p>93.0549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92.9872">
            <text:p>92.9872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92.8621">
            <text:p>92.8621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92.4644">
            <text:p>92.464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4.195">
            <text:p>94.19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3.2084">
            <text:p>93.2084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3.3936">
            <text:p>93.3936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3.3778">
            <text:p>93.377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2.8099">
            <text:p>92.8099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93.5286">
            <text:p>93.528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4.0515">
            <text:p>94.051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93.7861">
            <text:p>93.786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3.1139">
            <text:p>93.1139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92.87">
            <text:p>92.87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93.5">
            <text:p>93.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.7222">
            <text:p>92.7222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93.4934">
            <text:p>93.4934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92.9181">
            <text:p>92.918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2.5471">
            <text:p>92.547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2.7691">
            <text:p>92.7691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92.9404">
            <text:p>92.940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4.5717">
            <text:p>94.57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.0481">
            <text:p>93.048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3.9183">
            <text:p>93.918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106">
            <text:p>94.10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3.0341">
            <text:p>93.034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91.9808">
            <text:p>91.9808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.857">
            <text:p>92.85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3.9553">
            <text:p>93.955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2.2838">
            <text:p>92.2838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93.4423">
            <text:p>93.4423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92.4982">
            <text:p>92.4982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92.6802">
            <text:p>92.6802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93.0156">
            <text:p>93.0156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92.605">
            <text:p>92.60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.7859">
            <text:p>92.785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93.5581">
            <text:p>93.558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3.0439">
            <text:p>93.043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2.3169">
            <text:p>92.316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93.7196">
            <text:p>93.719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3.4664">
            <text:p>93.466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2.9889">
            <text:p>92.988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92.9881">
            <text:p>92.9881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3.0442">
            <text:p>93.0442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95.7917">
            <text:p>95.79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4.5859">
            <text:p>94.58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3.1374">
            <text:p>93.1374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95.7879">
            <text:p>95.787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2.7949">
            <text:p>92.7949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92.0295">
            <text:p>92.029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2.53">
            <text:p>92.5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3.4">
            <text:p>93.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1.932">
            <text:p>91.9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4.1692">
            <text:p>94.169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.33">
            <text:p>92.3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2.4524">
            <text:p>92.4524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93.0108">
            <text:p>93.0108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95.0417">
            <text:p>95.0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3.8046">
            <text:p>93.804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91.913">
            <text:p>91.91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.9701">
            <text:p>92.970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2.3966">
            <text:p>92.3966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0.3275">
            <text:p>90.32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.544">
            <text:p>92.54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2.9681">
            <text:p>92.9681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91.7293">
            <text:p>91.729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2.0098">
            <text:p>92.00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2.8676">
            <text:p>92.8676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1.8734">
            <text:p>91.8734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92.8627">
            <text:p>92.8627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92.4028">
            <text:p>92.4028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92.9984">
            <text:p>92.9984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92.9543">
            <text:p>92.954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2.7164">
            <text:p>92.716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93.4156">
            <text:p>93.4156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92.2707">
            <text:p>92.2707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93.4698">
            <text:p>93.4698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91.7253">
            <text:p>91.7253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92.4448">
            <text:p>92.444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3.3011">
            <text:p>93.301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3.4784">
            <text:p>93.478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2.9146">
            <text:p>92.914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3.1162">
            <text:p>93.116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2.7222">
            <text:p>92.7222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93.0448">
            <text:p>93.044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91.5151">
            <text:p>91.515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.745">
            <text:p>92.74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2.0027">
            <text:p>92.00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2.166">
            <text:p>92.166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.3417">
            <text:p>93.341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3.6651">
            <text:p>93.665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2.9177">
            <text:p>92.9177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94.2645">
            <text:p>94.264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3.1008">
            <text:p>93.1008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93.0103">
            <text:p>93.0103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93.2508">
            <text:p>93.2508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93.1368">
            <text:p>93.136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93.6367">
            <text:p>93.6367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3.1608">
            <text:p>93.160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93.4388">
            <text:p>93.4388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91.688">
            <text:p>91.68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92.3454">
            <text:p>92.3454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92.9045">
            <text:p>92.904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4.3573">
            <text:p>94.357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3.8092">
            <text:p>93.809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93.7958">
            <text:p>93.7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2.4275">
            <text:p>92.427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3.9394">
            <text:p>93.93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.4268">
            <text:p>91.426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.9647">
            <text:p>92.964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3.104">
            <text:p>93.104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91.2302">
            <text:p>91.230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2699">
            <text:p>95.269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3.1951">
            <text:p>93.1951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94.0456">
            <text:p>94.045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3.6926">
            <text:p>93.692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2.9763">
            <text:p>92.9763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92.3905">
            <text:p>92.390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3.2274">
            <text:p>93.2274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92.6155">
            <text:p>92.6155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92.8585">
            <text:p>92.8585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93.1782">
            <text:p>93.178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92.6699">
            <text:p>92.669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1.9105">
            <text:p>91.910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3.0784">
            <text:p>93.078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92.4455">
            <text:p>92.4455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97.2938">
            <text:p>97.2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2.6307">
            <text:p>92.6307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92.8">
            <text:p>92.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1.7691">
            <text:p>91.769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2.9612">
            <text:p>92.9612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93.4822">
            <text:p>93.48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1.1133">
            <text:p>91.11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2.6564">
            <text:p>92.6564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.3631">
            <text:p>92.3631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92.4113">
            <text:p>92.4113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93.0533">
            <text:p>93.053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2.5094">
            <text:p>92.5094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92.8039">
            <text:p>92.8039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93.6978">
            <text:p>93.697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.8619">
            <text:p>92.8619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92.425">
            <text:p>92.42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2.7996">
            <text:p>92.7996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95.3265">
            <text:p>95.3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.6465">
            <text:p>92.646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3.2849">
            <text:p>93.284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93.7533">
            <text:p>93.7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.6733">
            <text:p>92.6733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91.5191">
            <text:p>91.5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.9321">
            <text:p>92.932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.9032">
            <text:p>92.903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92.7178">
            <text:p>92.7178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89.7535">
            <text:p>89.753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4.846">
            <text:p>94.84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2.6861">
            <text:p>92.6861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92.2379">
            <text:p>92.23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.7213">
            <text:p>92.7213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91.183">
            <text:p>91.18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2.7337">
            <text:p>92.733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3.4945">
            <text:p>93.494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2.7479">
            <text:p>92.747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3.1223">
            <text:p>93.1223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94.4863">
            <text:p>94.486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3.0907">
            <text:p>93.0907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92.7673">
            <text:p>92.76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3.3109">
            <text:p>93.310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2.7699">
            <text:p>92.7699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93.512">
            <text:p>93.5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2.0534">
            <text:p>92.053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1.4353">
            <text:p>91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.1718">
            <text:p>92.171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3.0157">
            <text:p>93.0157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92.409">
            <text:p>92.40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2.0078">
            <text:p>92.0078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2.8794">
            <text:p>92.87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.8951">
            <text:p>92.8951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92.5842">
            <text:p>92.584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2.7724">
            <text:p>92.7724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95.2334">
            <text:p>95.23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1882">
            <text:p>96.1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.554">
            <text:p>92.554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92.7325">
            <text:p>92.7325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94.5462">
            <text:p>94.5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7094">
            <text:p>95.7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3.0429">
            <text:p>93.0429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93.507">
            <text:p>93.50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.2035">
            <text:p>93.2035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95.0682">
            <text:p>95.0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3.783">
            <text:p>93.7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2.1476">
            <text:p>92.147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.2662">
            <text:p>93.266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1.3747">
            <text:p>91.374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4.919">
            <text:p>94.91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2.3945">
            <text:p>92.3945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95.0546">
            <text:p>95.054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3.3303">
            <text:p>93.330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3.2415">
            <text:p>93.2415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92.7775">
            <text:p>92.7775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93.8912">
            <text:p>93.891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4.34">
            <text:p>94.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3.2574">
            <text:p>93.257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92.0899">
            <text:p>92.0899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91.7653">
            <text:p>91.765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2.6188">
            <text:p>92.6188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2.7226">
            <text:p>92.7226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93.0545">
            <text:p>93.05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3.9823">
            <text:p>93.982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6.8778">
            <text:p>96.8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286">
            <text:p>94.28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2.6871">
            <text:p>92.687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3.4487">
            <text:p>93.448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2.649">
            <text:p>92.649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92.1018">
            <text:p>92.101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92.5673">
            <text:p>92.5673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91.6628">
            <text:p>91.662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92.5462">
            <text:p>92.5462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93.8294">
            <text:p>93.829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3.1491">
            <text:p>93.149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2.5156">
            <text:p>92.515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93.1336">
            <text:p>93.1336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93.4238">
            <text:p>93.42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3.5716">
            <text:p>93.571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93.1831">
            <text:p>93.18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92.8916">
            <text:p>92.8916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93.5048">
            <text:p>93.504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.3932">
            <text:p>91.3932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93.3152">
            <text:p>93.3152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92.8672">
            <text:p>92.867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.6924">
            <text:p>92.6924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94.8191">
            <text:p>94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2.3936">
            <text:p>92.393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93.021">
            <text:p>93.02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2.8106">
            <text:p>92.8106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93.3116">
            <text:p>93.311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2.5852">
            <text:p>92.585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92.4246">
            <text:p>92.424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.3684">
            <text:p>92.368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92.8585">
            <text:p>92.858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2.0184">
            <text:p>92.018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92.4632">
            <text:p>92.463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2.6382">
            <text:p>92.6382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91.7232">
            <text:p>91.723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2.8294">
            <text:p>92.8294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93.4346">
            <text:p>93.4346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93.5839">
            <text:p>93.5839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94.1375">
            <text:p>94.1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0.4775">
            <text:p>90.477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93.3937">
            <text:p>93.3937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92.9943">
            <text:p>92.9943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93.244">
            <text:p>93.24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.15">
            <text:p>92.1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4.8857">
            <text:p>94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.9367">
            <text:p>92.9367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93.0644">
            <text:p>93.064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2.7484">
            <text:p>92.7484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93.3275">
            <text:p>93.327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2.7722">
            <text:p>92.772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2.5796">
            <text:p>92.5796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92.8743">
            <text:p>92.8743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91.5274">
            <text:p>91.527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.9863">
            <text:p>92.986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2.3412">
            <text:p>92.341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.7611">
            <text:p>92.761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2.967">
            <text:p>92.96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3.2945">
            <text:p>93.294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2.9884">
            <text:p>92.988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2.9389">
            <text:p>92.9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.8005">
            <text:p>92.8005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92.6651">
            <text:p>92.665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3.8266">
            <text:p>93.82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.0479">
            <text:p>93.0479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92.5531">
            <text:p>92.553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92.9004">
            <text:p>92.900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94.4842">
            <text:p>94.4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3.3825">
            <text:p>93.3825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90.8128">
            <text:p>90.81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3.1707">
            <text:p>93.1707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93.2539">
            <text:p>93.2539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94.2195">
            <text:p>94.219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2.279">
            <text:p>92.27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4.1243">
            <text:p>94.124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.6087">
            <text:p>93.608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2.5997">
            <text:p>92.5997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91.154">
            <text:p>91.15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3.624">
            <text:p>93.62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3.5113">
            <text:p>93.5113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1.6421">
            <text:p>91.642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1.7302">
            <text:p>91.730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2.6026">
            <text:p>92.602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3.2581">
            <text:p>93.258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3.3473">
            <text:p>93.3473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92.0743">
            <text:p>92.0743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92.5268">
            <text:p>92.5268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93.3496">
            <text:p>93.349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1.4724">
            <text:p>91.472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.3313">
            <text:p>93.3313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92.6411">
            <text:p>92.641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3.4672">
            <text:p>93.467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3.472">
            <text:p>93.472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92.0371">
            <text:p>92.037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3.5764">
            <text:p>93.576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93.0592">
            <text:p>93.0592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92.5674">
            <text:p>92.5674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93.8432">
            <text:p>93.843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3.1287">
            <text:p>93.128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2.1269">
            <text:p>92.126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92.4746">
            <text:p>92.474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92.7014">
            <text:p>92.7014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93.8841">
            <text:p>93.88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1.949">
            <text:p>91.94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2.4508">
            <text:p>92.4508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92.986">
            <text:p>92.986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3.4881">
            <text:p>93.488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4.197">
            <text:p>94.1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.3052">
            <text:p>92.305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1.7625">
            <text:p>91.762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4.7193">
            <text:p>94.719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3.2641">
            <text:p>93.2641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92.5091">
            <text:p>92.5091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93.1863">
            <text:p>93.1863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93.8473">
            <text:p>93.84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2.8934">
            <text:p>92.893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3.595">
            <text:p>93.5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.8535">
            <text:p>94.85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3.1964">
            <text:p>93.196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4.8067">
            <text:p>94.806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SUM([.A1:.A500])/500" office:value-type="float" office:value="93.2402308000001">
            <text:p>93.2402308</text:p>
          </table:table-cell>
          <table:table-cell table:formula="of:=SUM([.B1:.B500])/500" office:value-type="float" office:value="285.228">
            <text:p>285.2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48:02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